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69000001CBC18AA697C6791E4C.png" manifest:media-type="image/png"/>
  <manifest:file-entry manifest:full-path="Pictures/1000020100000261000001CBB5125A0C7AE4C79E.png" manifest:media-type="image/png"/>
  <manifest:file-entry manifest:full-path="Pictures/100610DD00002F6B0000234C6B13148F82373DF6.svg" manifest:media-type="image/svg+xml"/>
  <manifest:file-entry manifest:full-path="Pictures/1006AA4A00002EDE0000234C6C9852A68CA4BC31.svg" manifest:media-type="image/svg+xml"/>
  <manifest:file-entry manifest:full-path="Pictures/1006340500002F6B0000234C2C8173C1FCCF6EC7.svg" manifest:media-type="image/svg+xml"/>
  <manifest:file-entry manifest:full-path="Pictures/1000020100000268000001CB40A36DAD8515EA4A.png" manifest:media-type="image/png"/>
  <manifest:file-entry manifest:full-path="Pictures/10000201000001DF000001F4AC60DAB83530FE6D.png" manifest:media-type="image/png"/>
  <manifest:file-entry manifest:full-path="Pictures/1000020100000267000001CA580F7E18AF657FB2.png" manifest:media-type="image/png"/>
  <manifest:file-entry manifest:full-path="Pictures/100050340000272A0000272A0907D132C33D4506.svg" manifest:media-type="image/svg+xml"/>
  <manifest:file-entry manifest:full-path="Pictures/10039AD600001D5E000014F0A36DF3392DE4538D.svg" manifest:media-type="image/svg+xml"/>
  <manifest:file-entry manifest:full-path="Pictures/10000201000001FD000001FD118078EE6C7D853C.png" manifest:media-type="image/png"/>
  <manifest:file-entry manifest:full-path="Pictures/1000020100000268000001CB2C8596002D75CEEC.png" manifest:media-type="image/png"/>
  <manifest:file-entry manifest:full-path="Pictures/10024A650000203C000014D6266168B849424DCB.svg" manifest:media-type="image/svg+xml"/>
  <manifest:file-entry manifest:full-path="Pictures/100002010000011B000000BFE22CD8D36A370D2B.png" manifest:media-type="image/png"/>
  <manifest:file-entry manifest:full-path="Pictures/10060FFE00002F51000023313E128EEDEE64F8B2.svg" manifest:media-type="image/svg+xml"/>
  <manifest:file-entry manifest:full-path="Pictures/10000201000001A30000010F716CFECDBC9DD872.png" manifest:media-type="image/png"/>
  <manifest:file-entry manifest:full-path="Pictures/1005FD7400002F6B0000234C443E3DC1EF5C2FBC.svg" manifest:media-type="image/svg+xml"/>
  <manifest:file-entry manifest:full-path="Pictures/10000201000001A30000010FCBDF11807CBABE8D.png" manifest:media-type="image/png"/>
  <manifest:file-entry manifest:full-path="Pictures/10024BC70000203C000014D63630233BC6DA498E.svg" manifest:media-type="image/svg+xml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00000000001C2000001288B1B474C9C9B2AE6.jpg" manifest:media-type="image/jpeg"/>
  <manifest:file-entry manifest:full-path="Pictures/100002010000017E00000110097AF4240386CD95.png" manifest:media-type="image/png"/>
  <manifest:file-entry manifest:full-path="Pictures/100000000000030100000107E2E6F083CDC1C7FE.png" manifest:media-type="image/png"/>
  <manifest:file-entry manifest:full-path="Pictures/10000201000004E40000018F668BBE86B5D5B4B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withoutfill">
      <style:graphic-properties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3.17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49" style:family="graphic" style:parent-style-name="objectwithoutfill">
      <style:graphic-properties svg:stroke-color="#0073a4" draw:marker-end="Arrow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2.15cm" fo:min-width="1.7cm"/>
    </style:style>
    <style:style style:name="gr51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8" style:family="graphic" style:parent-style-name="objectwithoutfill">
      <style:graphic-properties svg:stroke-color="#ff9900" draw:fill="none" draw:textarea-vertical-align="middle"/>
    </style:style>
    <style:style style:name="gr59" style:family="graphic" style:parent-style-name="objectwithoutfill">
      <style:graphic-properties svg:stroke-color="#33cc00" draw:fill="none" draw:textarea-vertical-align="middle"/>
    </style:style>
    <style:style style:name="gr60" style:family="graphic" style:parent-style-name="objectwithoutfill">
      <style:graphic-properties svg:stroke-color="#3366ff" draw:fill="none" draw:textarea-vertical-align="middle"/>
    </style:style>
    <style:style style:name="gr61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3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69" style:family="graphic" style:parent-style-name="standard">
      <style:graphic-properties draw:stroke="none" draw:fill="solid" draw:fill-color="#eeeeee" fo:min-height="6.8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76cm"/>
    </style:style>
    <style:style style:name="gr76" style:family="graphic" style:parent-style-name="standard">
      <style:graphic-properties draw:stroke="none" draw:fill="solid" draw:fill-color="#eeeeee" fo:min-height="8.994cm"/>
    </style:style>
    <style:style style:name="gr77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78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3.173cm"/>
    </style:style>
    <style:style style:name="gr81" style:family="graphic" style:parent-style-name="objectwithoutfill">
      <style:graphic-properties draw:textarea-vertical-align="middle" draw:auto-grow-height="false" fo:min-height="0.034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3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4" style:family="graphic" style:parent-style-name="objectwithoutfill">
      <style:graphic-properties draw:stroke="solid" draw:stroke-dash="Coarse_20_Dashed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51cm" fo:min-width="0cm"/>
    </style:style>
    <style:style style:name="gr91" style:family="graphic" style:parent-style-name="standard">
      <style:graphic-properties draw:stroke="none" draw:fill="solid" draw:fill-color="#eeeeee" fo:min-height="7.936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3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96" style:family="graphic" style:parent-style-name="standard">
      <style:graphic-properties draw:stroke="none" draw:fill="solid" draw:fill-color="#eeeeee" fo:min-height="10.052cm"/>
    </style:style>
    <style:style style:name="gr97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98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99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9.48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96cae0"/>
      <style:paragraph-properties fo:text-align="center"/>
      <style:text-properties fo:font-size="16pt"/>
    </style:style>
    <style:style style:name="P6" style:family="paragraph">
      <loext:graphic-properties draw:fill="none" draw:fill-color="#ffffff"/>
      <style:text-properties fo:font-size="16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text-align="end" style:writing-mode="lr-tb"/>
    </style:style>
    <style:style style:name="P12" style:family="paragraph">
      <loext:graphic-properties draw:fill="solid" draw:fill-color="#96cae0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style:paragraph-properties fo:text-align="center"/>
      <style:text-properties fo:font-size="14pt"/>
    </style:style>
    <style:style style:name="P16" style:family="paragraph">
      <loext:graphic-properties draw:fill="none" draw:fill-color="#ffffff"/>
      <style:text-properties fo:font-size="14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loext:graphic-properties draw:fill="none" draw:fill-color="#ffffff"/>
      <style:text-properties fo:font-weight="bold"/>
    </style:style>
    <style:style style:name="P20" style:family="paragraph">
      <loext:graphic-properties draw:fill="solid" draw:fill-color="#ff9900"/>
      <style:paragraph-properties fo:text-align="center"/>
    </style:style>
    <style:style style:name="P21" style:family="paragraph">
      <loext:graphic-properties draw:fill="solid" draw:fill-color="#33cc00"/>
      <style:paragraph-properties fo:text-align="center"/>
    </style:style>
    <style:style style:name="P22" style:family="paragraph">
      <loext:graphic-properties draw:fill="solid" draw:fill-color="#3366ff"/>
      <style:paragraph-properties fo:text-align="center"/>
    </style:style>
    <style:style style:name="P23" style:family="paragraph">
      <style:paragraph-properties style:text-autospace="none"/>
    </style:style>
    <style:style style:name="P24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5" style:family="paragraph">
      <loext:graphic-properties draw:fill="none"/>
    </style:style>
    <style:style style:name="P26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12pt"/>
    </style:style>
    <style:style style:name="P29" style:family="paragraph">
      <loext:graphic-properties draw:fill="none" draw:fill-color="#ffffff"/>
      <style:paragraph-properties fo:text-align="center"/>
      <style:text-properties fo:font-size="12pt"/>
    </style:style>
    <style:style style:name="P30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1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2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3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4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5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16pt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color="#0073a4" fo:font-size="16pt"/>
    </style:style>
    <style:style style:name="T5" style:family="text">
      <style:text-properties fo:font-size="16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73a4"/>
    </style:style>
    <style:style style:name="T8" style:family="text">
      <style:text-properties fo:font-size="12pt"/>
    </style:style>
    <style:style style:name="T9" style:family="text">
      <style:text-properties fo:font-size="14pt"/>
    </style:style>
    <style:style style:name="T10" style:family="text">
      <style:text-properties fo:font-size="12pt" fo:font-style="normal" style:font-style-asian="normal" style:font-style-complex="normal"/>
    </style:style>
    <style:style style:name="T11" style:family="text">
      <style:text-properties fo:font-weight="bold"/>
    </style:style>
    <style:style style:name="T12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3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4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5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fo:font-size="12pt" fo:font-weight="bold" style:font-weight-asian="bold" style:font-weight-complex="bold"/>
    </style:style>
    <style:style style:name="T18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19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0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1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2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3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4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6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style:font-name="Source Code Pro" fo:font-size="12pt" fo:font-weight="normal" style:font-size-asian="18pt" style:font-size-complex="18pt"/>
    </style:style>
    <style:style style:name="T29" style:family="text">
      <style:text-properties style:font-name="Source Code Pro" fo:font-size="18pt" fo:font-style="normal" fo:font-weight="normal" style:font-size-asian="18pt" style:font-size-complex="18pt"/>
    </style:style>
    <style:style style:name="T30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1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2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3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4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style:font-name="Source Code Pro"/>
    </style:style>
    <style:style style:name="T44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style:font-name="Source Code Pro" fo:font-size="14pt" fo:font-weight="normal" style:font-size-asian="14pt" style:font-size-complex="14pt"/>
    </style:style>
    <style:style style:name="T48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49" style:family="text">
      <style:text-properties style:font-name="Source Code Pro" fo:font-size="24pt" fo:font-weight="normal" style:font-size-asian="32pt" style:font-size-complex="32pt"/>
    </style:style>
    <style:style style:name="T5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668BBE86B5D5B4B9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7.6cm" svg:height="4.299cm" svg:x="14.55cm" svg:y="9.137cm">
          <draw:text-box>
            <text:p text:style-name="P2"><text:span text:style-name="T1">21. August 2017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1">Andreas Bachman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Eintreffen, Kits auspacken</text:p>
              <text:p>Dauer: offiziell 3h, nach Belieben bis 4h</text:p>
              <text:p>Vorstellungsrunde: Erfahrung mit Elektronik, Programmieren? Konkretes Arduino-Projekt geplant?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4" draw:text-style-name="P5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6" draw:layer="layout" svg:width="12.639cm" svg:height="0.925cm" svg:x="7.681cm" svg:y="3.491cm">
          <draw:text-box>
            <text:p><text:span text:style-name="T2">Einsatz von programmierbaren digitalen Rechnern:</text:span></text:p>
          </draw:text-box>
        </draw:frame>
        <draw:frame draw:style-name="gr6" draw:text-style-name="P8" draw:layer="layout" svg:width="10cm" svg:height="7.665cm" svg:x="3.5cm" svg:y="5.2cm">
          <draw:text-box>
            <text:p text:style-name="P7"><text:span text:style-name="T3">Personal Computer</text:span></text:p>
            <text:p text:style-name="P7"><text:span text:style-name="T3">oder Mobilgerät</text:span></text:p>
            <text:p text:style-name="P7"><text:span text:style-name="T3"/></text:p>
            <text:p text:style-name="P7"><text:span text:style-name="T4">Desktop, Laptop, Spielkonsole, Tablet, Smartphone</text:span></text:p>
            <text:p text:style-name="P7"><text:span text:style-name="T2"/></text:p>
            <text:p text:style-name="P7"><text:span text:style-name="T2">Allzweck-Gerät</text:span></text:p>
            <text:p text:style-name="P7"><text:span text:style-name="T2">viel Rechenleistung und Speicherplatz</text:span></text:p>
            <text:p text:style-name="P7"><text:span text:style-name="T2"/></text:p>
            <text:p text:style-name="P7"><text:span text:style-name="T2"/></text:p>
            <text:p text:style-name="P7"><text:span text:style-name="T3">Mikroprozessor</text:span></text:p>
          </draw:text-box>
        </draw:frame>
        <draw:frame draw:style-name="gr6" draw:text-style-name="P8" draw:layer="layout" svg:width="10cm" svg:height="7.665cm" svg:x="14.5cm" svg:y="5.2cm">
          <draw:text-box>
            <text:p text:style-name="P7"><text:span text:style-name="T5">Embedded-System</text:span></text:p>
            <text:p text:style-name="P7"><text:span text:style-name="T2"/></text:p>
            <text:p text:style-name="P7"><text:span text:style-name="T2"/></text:p>
            <text:p text:style-name="P7"><text:span text:style-name="T4">Digitaluhr, Kaffeemaschine, Verkehrsampel, Zahnbürste</text:span></text:p>
            <text:p text:style-name="P7"><text:span text:style-name="T2"/></text:p>
            <text:p text:style-name="P7"><text:span text:style-name="T2">optimiert für einen Zweck</text:span></text:p>
            <text:p text:style-name="P7"><text:span text:style-name="T2">klein und billig</text:span></text:p>
            <text:p text:style-name="P7"><text:span text:style-name="T2">alles nötige in einem Baustein</text:span></text:p>
            <text:p text:style-name="P7"><text:span text:style-name="T2"/></text:p>
            <text:p text:style-name="P7"><text:span text:style-name="T3">Mikrocontroll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9" draw:layer="layout" svg:width="6.4cm" svg:height="3.6cm" svg:x="10.805cm" svg:y="5.3cm">
            <text:p text:style-name="P9">Mikro-</text:p>
            <text:p text:style-name="P9">controller</text:p>
            <text:p text:style-name="P9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0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0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1" draw:layer="layout" svg:width="4.278cm" svg:height="4.799cm" svg:x="3.722cm" svg:y="4.701cm">
          <draw:text-box>
            <text:p text:style-name="P2"><text:span text:style-name="T6">Sensoren</text:span></text:p>
            <text:p text:style-name="P2"><text:span text:style-name="T7">Taste</text:span></text:p>
            <text:p text:style-name="P2"><text:span text:style-name="T7">Drehknopf</text:span></text:p>
            <text:p text:style-name="P2"><text:span text:style-name="T7">Lichtsensor</text:span></text:p>
            <text:p text:style-name="P2"><text:span text:style-name="T7">Thermometer</text:span></text:p>
            <text:p text:style-name="P2"><text:span text:style-name="T7">Mikrofon</text:span></text:p>
          </draw:text-box>
        </draw:frame>
        <draw:frame draw:style-name="gr12" draw:text-style-name="P10" draw:layer="layout" svg:width="4.109cm" svg:height="4.799cm" svg:x="20cm" svg:y="4.701cm">
          <draw:text-box>
            <text:p><text:span text:style-name="T6">Aktoren</text:span></text:p>
            <text:p><text:span text:style-name="T7">Lampe</text:span></text:p>
            <text:p><text:span text:style-name="T7">Anzeige</text:span></text:p>
            <text:p><text:span text:style-name="T7">Motor</text:span></text:p>
            <text:p><text:span text:style-name="T7">Heizung</text:span></text:p>
            <text:p><text:span text:style-name="T7">Lautsprecher</text:span></text:p>
          </draw:text-box>
        </draw:frame>
        <draw:custom-shape draw:style-name="gr13" draw:text-style-name="P12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9" draw:layer="layout" svg:width="6.4cm" svg:height="3.6cm" svg:x="10.805cm" svg:y="3.5cm">
            <text:p text:style-name="P9">Mikro-</text:p>
            <text:p text:style-name="P9">controller</text:p>
            <text:p text:style-name="P9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0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0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1" draw:layer="layout" svg:width="3.135cm" svg:height="1.009cm" svg:x="4.865cm" svg:y="4.796cm">
          <draw:text-box>
            <text:p text:style-name="P2"><text:span text:style-name="T6">Sensoren</text:span></text:p>
          </draw:text-box>
        </draw:frame>
        <draw:frame draw:style-name="gr16" draw:text-style-name="P10" draw:layer="layout" svg:width="2.868cm" svg:height="1.009cm" svg:x="20cm" svg:y="4.796cm">
          <draw:text-box>
            <text:p><text:span text:style-name="T6">Aktoren</text:span></text:p>
          </draw:text-box>
        </draw:frame>
        <draw:g>
          <draw:custom-shape draw:style-name="gr17" draw:text-style-name="P13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9" draw:layer="layout" svg:x1="15.701cm" svg:y1="11.5cm" svg:x2="17.351cm" svg:y2="11.5cm">
            <text:p/>
          </draw:line>
          <draw:custom-shape draw:style-name="gr17" draw:text-style-name="P13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9" draw:layer="layout" svg:x1="15.701cm" svg:y1="11.5cm" svg:x2="15.101cm" svg:y2="11.95cm">
            <text:p/>
          </draw:line>
          <draw:line draw:style-name="gr18" draw:text-style-name="P9" draw:layer="layout" svg:x1="15.101cm" svg:y1="11.95cm" svg:x2="15.101cm" svg:y2="12.25cm">
            <text:p/>
          </draw:line>
          <draw:g>
            <draw:custom-shape draw:style-name="gr20" draw:text-style-name="P9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9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14" draw:layer="layout" svg:width="1.348cm" svg:height="0.755cm" svg:x="13.303cm" svg:y="10.384cm">
            <draw:text-box>
              <text:p><text:span text:style-name="T8">+5V</text:span></text:p>
            </draw:text-box>
          </draw:frame>
          <draw:frame draw:style-name="gr24" draw:text-style-name="P14" draw:layer="layout" svg:width="1.547cm" svg:height="0.755cm" svg:x="12.604cm" svg:y="11.234cm">
            <draw:text-box>
              <text:p><text:span text:style-name="T8">GN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14" draw:layer="layout" svg:width="2.502cm" svg:height="0.755cm" svg:x="11.049cm" svg:y="9.745cm">
            <draw:text-box>
              <text:p><text:span text:style-name="T8">Program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9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text-style-name="P10" draw:layer="layout" svg:width="5.049cm" svg:height="2.525cm" svg:x="5.551cm" svg:y="10.163cm">
          <draw:text-box>
            <text:p><text:span text:style-name="T6">GPIO Pin</text:span></text:p>
            <text:p>General Purpose</text:p>
            <text:p>Input/Output</text:p>
          </draw:text-box>
        </draw:frame>
        <draw:custom-shape draw:style-name="gr13" draw:text-style-name="P12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9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9" draw:layer="layout" svg:width="1.405cm" svg:height="1.4cm" svg:x="16.193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2.515cm" svg:x="1.4cm" svg:y="3.6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Main/Software</text:p>
                    <text:p><text:span text:style-name="T8">Projektbuch S. 16</text:span>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2.63cm" svg:x="1.4cm" svg:y="6.1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5cm">
          <draw:image xlink:href="Pictures/100000000000030100000107E2E6F083CDC1C7FE.png" xlink:type="simple" xlink:show="embed" xlink:actuate="onLoad">
            <text:p/>
          </draw:image>
        </draw:frame>
        <draw:frame presentation:style-name="pr5" draw:layer="layout" svg:width="25.199cm" svg:height="2.515cm" svg:x="1.4cm" svg:y="13.1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8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15" draw:layer="layout" svg:width="2cm" svg:height="2cm" svg:x="3.1cm" svg:y="7.157cm">
            <text:p text:style-name="P9"><text:span text:style-name="T9">Strom-</text:span></text:p>
            <text:p text:style-name="P9"><text:span text:style-name="T9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5" draw:layer="layout" svg:width="2.4cm" svg:height="2.4cm" svg:x="9.9cm" svg:y="6.957cm">
            <text:p text:style-name="P9"><text:span text:style-name="T9">Last,</text:span></text:p>
            <text:p text:style-name="P9"><text:span text:style-name="T9">Verbrau-</text:span></text:p>
            <text:p text:style-name="P9"><text:span text:style-name="T9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16" draw:layer="layout" svg:width="3.013cm" svg:height="1.429cm" svg:x="5.987cm" svg:y="7.409cm">
            <draw:text-box>
              <text:p><text:span text:style-name="T9">Spannung</text:span></text:p>
              <text:p><text:span text:style-name="T9">U = 5 V</text:span></text:p>
            </draw:text-box>
          </draw:frame>
          <draw:frame draw:style-name="gr34" draw:text-style-name="P17" draw:layer="layout" svg:width="2.479cm" svg:height="0.84cm" svg:x="4.634cm" svg:y="10.557cm">
            <draw:text-box>
              <text:p text:style-name="P7"><text:span text:style-name="T9">0 V, GND</text:span></text:p>
            </draw:text-box>
          </draw:frame>
          <draw:frame draw:style-name="gr35" draw:text-style-name="P17" draw:layer="layout" svg:width="2.411cm" svg:height="1.429cm" svg:x="4.668cm" svg:y="4.357cm">
            <draw:text-box>
              <text:p text:style-name="P7"><text:span text:style-name="T9">Potential</text:span></text:p>
              <text:p text:style-name="P7"><text:span text:style-name="T9">+5 V</text:span></text:p>
            </draw:text-box>
          </draw:frame>
          <draw:frame draw:style-name="gr36" draw:text-style-name="P17" draw:layer="layout" svg:width="2.517cm" svg:height="1.429cm" svg:x="8.085cm" svg:y="3.957cm">
            <draw:text-box>
              <text:p text:style-name="P7"><text:span text:style-name="T9">Strom</text:span></text:p>
              <text:p text:style-name="P7"><text:span text:style-name="T9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9" draw:layer="layout" svg:x1="5.873cm" svg:y1="5.957cm" svg:x2="5.873cm" svg:y2="10.357cm">
            <text:p/>
          </draw:line>
          <draw:line draw:style-name="gr38" draw:text-style-name="P9" draw:layer="layout" svg:x1="8.7cm" svg:y1="5.457cm" svg:x2="10.1cm" svg:y2="5.457cm">
            <text:p/>
          </draw:line>
          <draw:frame draw:style-name="gr39" draw:text-style-name="P17" draw:layer="layout" svg:width="2.517cm" svg:height="0.84cm" svg:x="8.085cm" svg:y="10.957cm">
            <draw:text-box>
              <text:p text:style-name="P7"><text:span text:style-name="T9">I = 30 mA</text:span></text:p>
            </draw:text-box>
          </draw:frame>
          <draw:line draw:style-name="gr38" draw:text-style-name="P9" draw:layer="layout" svg:x1="10.1cm" svg:y1="10.857cm" svg:x2="8.7cm" svg:y2="10.857cm">
            <text:p/>
          </draw:line>
          <draw:frame draw:style-name="gr40" draw:text-style-name="P17" draw:layer="layout" svg:width="0.786cm" svg:height="0.84cm" svg:x="3.314cm" svg:y="6.321cm">
            <draw:text-box>
              <text:p text:style-name="P7"><text:span text:style-name="T9">+</text:span></text:p>
            </draw:text-box>
          </draw:frame>
          <draw:frame draw:style-name="gr40" draw:text-style-name="P17" draw:layer="layout" svg:width="0.786cm" svg:height="0.84cm" svg:x="3.314cm" svg:y="9.157cm">
            <draw:text-box>
              <text:p text:style-name="P7"><text:span text:style-name="T9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11B000000BFE22CD8D36A370D2B.png" xlink:type="simple" xlink:show="embed" xlink:actuate="onLoad"/>
        </draw:frame>
        <draw:frame draw:style-name="gr41" draw:text-style-name="P14" draw:layer="layout" svg:width="3.669cm" svg:height="0.755cm" svg:x="12.166cm" svg:y="12.545cm">
          <draw:text-box>
            <text:p><text:span text:style-name="T8">Projektbuch S. 2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A30000010FCBDF11807CBABE8D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A30000010F716CFECDBC9DD87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2" draw:text-style-name="P9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9" draw:layer="layout" svg:width="0.999cm" svg:height="0.999cm" svg:x="19cm" svg:y="5.175cm" svg:viewBox="0 0 1000 1000" draw:points="0,0 1000,0 1000,1000">
            <text:p/>
          </draw:polyline>
          <draw:polygon draw:style-name="gr18" draw:text-style-name="P9" draw:layer="layout" svg:width="0.399cm" svg:height="0.399cm" svg:x="19.8cm" svg:y="8.975cm" svg:viewBox="0 0 400 400" draw:points="200,400 0,0 400,0">
            <text:p/>
          </draw:polygon>
          <draw:line draw:style-name="gr18" draw:text-style-name="P9" draw:layer="layout" svg:x1="19.8cm" svg:y1="9.375cm" svg:x2="20.2cm" svg:y2="9.375cm">
            <text:p/>
          </draw:line>
          <draw:line draw:style-name="gr18" draw:text-style-name="P9" draw:layer="layout" svg:x1="20cm" svg:y1="7.375cm" svg:x2="20cm" svg:y2="8.975cm">
            <text:p/>
          </draw:line>
          <draw:line draw:style-name="gr18" draw:text-style-name="P9" draw:layer="layout" svg:x1="20cm" svg:y1="9.375cm" svg:x2="20cm" svg:y2="10.975cm">
            <text:p/>
          </draw:line>
          <draw:line draw:style-name="gr18" draw:text-style-name="P9" draw:layer="layout" svg:x1="19.8cm" svg:y1="10.975cm" svg:x2="20.2cm" svg:y2="10.975cm">
            <text:p/>
          </draw:line>
          <draw:frame draw:style-name="gr43" draw:text-style-name="P14" draw:layer="layout" svg:width="1.963cm" svg:height="0.755cm" draw:transform="rotate (-1.5707963267949) translate (17.9cm 4.212cm)">
            <draw:text-box>
              <text:p><text:span text:style-name="T8">Arduino</text:span></text:p>
            </draw:text-box>
          </draw:frame>
          <draw:frame draw:style-name="gr44" draw:text-style-name="P14" draw:layer="layout" svg:width="1.315cm" svg:height="0.755cm" svg:x="17.785cm" svg:y="4.775cm">
            <draw:text-box>
              <text:p><text:span text:style-name="T8">D13</text:span></text:p>
            </draw:text-box>
          </draw:frame>
          <draw:frame draw:style-name="gr45" draw:text-style-name="P14" draw:layer="layout" svg:width="3.673cm" svg:height="1.763cm" svg:x="21cm" svg:y="5.92cm">
            <draw:text-box>
              <text:p><text:span text:style-name="T8">Vorwiderstand</text:span></text:p>
              <text:p><text:span text:style-name="T8">220 Ω</text:span></text:p>
              <text:p><text:span text:style-name="T8">rot rot braun gold</text:span></text:p>
            </draw:text-box>
          </draw:frame>
          <draw:frame draw:style-name="gr46" draw:text-style-name="P14" draw:layer="layout" svg:width="4.211cm" svg:height="1.259cm" svg:x="21.014cm" svg:y="8.575cm">
            <draw:text-box>
              <text:p><text:span text:style-name="T8">Leuchtdiode</text:span></text:p>
              <text:p><text:span text:style-name="T10">L</text:span><text:span text:style-name="T8">ight </text:span><text:span text:style-name="T10">E</text:span><text:span text:style-name="T8">mitting </text:span><text:span text:style-name="T10">D</text:span><text:span text:style-name="T8">iode</text:span></text:p>
            </draw:text-box>
          </draw:frame>
          <draw:frame draw:style-name="gr47" draw:text-style-name="P14" draw:layer="layout" svg:width="4.547cm" svg:height="2.267cm" svg:x="21cm" svg:y="10.308cm">
            <draw:text-box>
              <text:p><text:span text:style-name="T8">negativer Anschluss (Kathode):</text:span></text:p>
              <text:p><text:span text:style-name="T8">kürzeres Bein,</text:span></text:p>
              <text:p><text:span text:style-name="T8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8" draw:text-style-name="P14" draw:layer="layout" svg:width="1.463cm" svg:height="0.755cm" svg:x="19.237cm" svg:y="10.975cm">
            <draw:text-box>
              <text:p><text:span text:style-name="T8">GND</text:span></text:p>
            </draw:text-box>
          </draw:frame>
          <draw:line draw:style-name="gr49" draw:text-style-name="P1" draw:layer="layout" svg:x1="21cm" svg:y1="10.375cm" svg:x2="20.2cm" svg:y2="9.575cm">
            <text:p/>
          </draw:line>
          <draw:custom-shape draw:style-name="gr50" draw:text-style-name="P9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2.001cm" svg:height="9.021cm" svg:x="2cm" svg:y="3.365cm">
          <draw:image xlink:href="Pictures/100610DD00002F6B0000234C6B13148F82373DF6.svg" xlink:type="simple" xlink:show="embed" xlink:actuate="onLoad">
            <text:p/>
          </draw:image>
          <draw:image xlink:href="Pictures/1000020100000268000001CB2C8596002D75CEEC.png" xlink:type="simple" xlink:show="embed" xlink:actuate="onLoad"/>
          <svg:title>layer 21</svg:titl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8" draw:layer="layout" svg:width="16.799cm" svg:height="13.364cm" svg:x="2.1cm" svg:y="14.107cm" presentation:class="notes">
            <draw:text-box>
              <text:p><text:span text:style-name="T8">Wichtig bei LEDs:</text:span></text:p>
              <text:list text:style-name="L1">
                <text:list-item>
                  <text:p><text:span text:style-name="T8">Vorwiderstand, sonst fliesst zu viel Strom und zerstört die LED</text:span></text:p>
                </text:list-item>
                <text:list-item>
                  <text:p><text:span text:style-name="T8">Richtig herum einbauen, falsch herum geht nichts kaputt, aber sie leuchtet nicht</text:span></text:p>
                </text:list-item>
              </text:list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3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9" draw:layer="layout" svg:x1="20.15cm" svg:y1="11.7cm" svg:x2="21.8cm" svg:y2="11.7cm">
            <text:p/>
          </draw:line>
          <draw:custom-shape draw:style-name="gr17" draw:text-style-name="P13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9" draw:layer="layout" svg:x1="20.15cm" svg:y1="11.7cm" svg:x2="19.55cm" svg:y2="12.15cm">
            <text:p/>
          </draw:line>
          <draw:line draw:style-name="gr18" draw:text-style-name="P9" draw:layer="layout" svg:x1="19.55cm" svg:y1="12.15cm" svg:x2="19.55cm" svg:y2="12.45cm">
            <text:p/>
          </draw:line>
          <draw:g>
            <draw:custom-shape draw:style-name="gr20" draw:text-style-name="P9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9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14" draw:layer="layout" svg:width="1.348cm" svg:height="0.755cm" svg:x="17.752cm" svg:y="10.584cm">
            <draw:text-box>
              <text:p><text:span text:style-name="T8">+5V</text:span></text:p>
            </draw:text-box>
          </draw:frame>
          <draw:frame draw:style-name="gr24" draw:text-style-name="P14" draw:layer="layout" svg:width="1.547cm" svg:height="0.755cm" svg:x="17.053cm" svg:y="11.434cm">
            <draw:text-box>
              <text:p><text:span text:style-name="T8">GND</text:span></text:p>
            </draw:text-box>
          </draw:frame>
          <draw:polyline draw:style-name="gr18" draw:text-style-name="P9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1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2" draw:text-style-name="P14" draw:layer="layout" svg:width="4.092cm" svg:height="0.755cm" svg:x="8.182cm" svg:y="4.598cm">
            <draw:text-box>
              <text:p><text:span text:style-name="T8">5V, ein, wahr, 1, high</text:span></text:p>
            </draw:text-box>
          </draw:frame>
          <draw:frame draw:style-name="gr53" draw:text-style-name="P14" draw:layer="layout" svg:width="4.198cm" svg:height="0.755cm" svg:x="8.182cm" svg:y="6.598cm">
            <draw:text-box>
              <text:p><text:span text:style-name="T8">0V, aus, falsch, 0, low</text:span></text:p>
            </draw:text-box>
          </draw:frame>
          <draw:frame draw:style-name="gr54" draw:text-style-name="P19" draw:layer="layout" svg:width="4.858cm" svg:height="1.009cm" svg:x="4.4cm" svg:y="3.389cm">
            <draw:text-box>
              <text:p><text:span text:style-name="T11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5" draw:text-style-name="P14" draw:layer="layout" svg:width="1.018cm" svg:height="0.755cm" svg:x="8.182cm" svg:y="9.607cm">
            <draw:text-box>
              <text:p><text:span text:style-name="T8">5V</text:span></text:p>
            </draw:text-box>
          </draw:frame>
          <draw:frame draw:style-name="gr55" draw:text-style-name="P14" draw:layer="layout" svg:width="1.018cm" svg:height="0.755cm" svg:x="8.182cm" svg:y="11.607cm">
            <draw:text-box>
              <text:p><text:span text:style-name="T8">0V</text:span></text:p>
            </draw:text-box>
          </draw:frame>
          <draw:frame draw:style-name="gr56" draw:text-style-name="P19" draw:layer="layout" svg:width="4.964cm" svg:height="1.009cm" svg:x="4.4cm" svg:y="8.398cm">
            <draw:text-box>
              <text:p><text:span text:style-name="T11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7" draw:text-style-name="P14" draw:layer="layout" svg:width="0.748cm" svg:height="0.755cm" svg:x="8.182cm" svg:y="11.207cm">
            <draw:text-box>
              <text:p><text:span text:style-name="T8">1</text:span></text:p>
            </draw:text-box>
          </draw:frame>
          <draw:frame draw:style-name="gr57" draw:text-style-name="P14" draw:layer="layout" svg:width="0.748cm" svg:height="0.755cm" svg:x="8.182cm" svg:y="10.807cm">
            <draw:text-box>
              <text:p><text:span text:style-name="T8">2</text:span></text:p>
            </draw:text-box>
          </draw:frame>
          <draw:frame draw:style-name="gr57" draw:text-style-name="P14" draw:layer="layout" svg:width="0.748cm" svg:height="0.755cm" svg:x="8.182cm" svg:y="10.407cm">
            <draw:text-box>
              <text:p><text:span text:style-name="T8">3</text:span></text:p>
            </draw:text-box>
          </draw:frame>
          <draw:frame draw:style-name="gr57" draw:text-style-name="P14" draw:layer="layout" svg:width="0.748cm" svg:height="0.755cm" svg:x="8.182cm" svg:y="10.007cm">
            <draw:text-box>
              <text:p><text:span text:style-name="T8">4</text:span></text:p>
            </draw:text-box>
          </draw:frame>
          <draw:path draw:style-name="gr51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8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59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0" draw:text-style-name="P1" draw:layer="layout" svg:x1="19.7cm" svg:y1="9.389cm" svg:x2="22.1cm" svg:y2="9.389cm">
            <text:p/>
          </draw:line>
          <draw:line draw:style-name="gr59" draw:text-style-name="P1" draw:layer="layout" svg:x1="21.3cm" svg:y1="8.189cm" svg:x2="22.1cm" svg:y2="8.189cm">
            <text:p/>
          </draw:line>
          <draw:line draw:style-name="gr58" draw:text-style-name="P1" draw:layer="layout" svg:x1="20.9cm" svg:y1="6.989cm" svg:x2="22.1cm" svg:y2="6.989cm">
            <text:p/>
          </draw:line>
          <draw:custom-shape draw:style-name="gr61" draw:text-style-name="P20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1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1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1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2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14" draw:layer="layout" svg:width="3.11cm" svg:height="0.755cm" svg:x="22.1cm" svg:y="6.534cm">
            <draw:text-box>
              <text:p><text:span text:style-name="T8">Digital Output</text:span></text:p>
            </draw:text-box>
          </draw:frame>
          <draw:frame draw:style-name="gr67" draw:text-style-name="P14" draw:layer="layout" svg:width="2.796cm" svg:height="0.755cm" svg:x="22.104cm" svg:y="8.934cm">
            <draw:text-box>
              <text:p><text:span text:style-name="T8">Analog Input</text:span></text:p>
            </draw:text-box>
          </draw:frame>
          <draw:frame draw:style-name="gr68" draw:text-style-name="P14" draw:layer="layout" svg:width="2.746cm" svg:height="0.755cm" svg:x="22.1cm" svg:y="7.734cm">
            <draw:text-box>
              <text:p><text:span text:style-name="T8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17E00000110097AF4240386CD95.png" xlink:type="simple" xlink:show="embed" xlink:actuate="onLoad"/>
            <svg:title>layer 21</svg:title>
          </draw:frame>
        </draw:g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69" draw:text-style-name="P24" draw:layer="layout" svg:width="21.676cm" svg:height="7.128cm" svg:x="5.162cm" svg:y="3.811cm">
          <draw:text-box>
            <text:p text:style-name="P23"><text:span text:style-name="T12">// the setup function runs once when you press reset or power the board</text:span></text:p>
            <text:p text:style-name="P23"><text:span text:style-name="T13">void</text:span><text:span text:style-name="T14"> </text:span><text:span text:style-name="T15">setup</text:span><text:span text:style-name="T14">() {</text:span></text:p>
            <text:p text:style-name="P23"><text:span text:style-name="T14"><text:s/> </text:span><text:span text:style-name="T12">// initialize digital pin LED_BUILTIN as an output.</text:span></text:p>
            <text:p text:style-name="P23"><text:span text:style-name="T14"><text:s/> </text:span><text:span text:style-name="T16">pinMode</text:span><text:span text:style-name="T14">(</text:span><text:span text:style-name="T13">LED_BUILTIN</text:span><text:span text:style-name="T12">,</text:span><text:span text:style-name="T14"> </text:span><text:span text:style-name="T13">OUTPUT</text:span><text:span text:style-name="T14">);</text:span></text:p>
            <text:p text:style-name="P23"><text:span text:style-name="T14">}</text:span></text:p>
            <text:p text:style-name="P23"><text:span text:style-name="T14"/></text:p>
            <text:p text:style-name="P23"><text:span text:style-name="T12">// the loop function runs over and over again forever</text:span></text:p>
            <text:p text:style-name="P23"><text:span text:style-name="T13">void</text:span><text:span text:style-name="T14"> </text:span><text:span text:style-name="T15">loop</text:span><text:span text:style-name="T14">() {</text:span></text:p>
            <text:p text:style-name="P23"><text:span text:style-name="T14"><text:s/> </text:span><text:span text:style-name="T16">digitalWrite</text:span><text:span text:style-name="T14">(</text:span><text:span text:style-name="T13">LED_BUILTIN</text:span><text:span text:style-name="T12">,</text:span><text:span text:style-name="T14"> </text:span><text:span text:style-name="T13">HIGH</text:span><text:span text:style-name="T14">);   </text:span><text:span text:style-name="T12">// turn the LED on (HIGH is the voltage level)</text:span></text:p>
            <text:p text:style-name="P23"><text:span text:style-name="T14"><text:s/> </text:span><text:span text:style-name="T16">delay</text:span><text:span text:style-name="T14">(1000);                       </text:span><text:span text:style-name="T12">// wait for a second</text:span></text:p>
            <text:p text:style-name="P23"><text:span text:style-name="T14"><text:s/> </text:span><text:span text:style-name="T16">digitalWrite</text:span><text:span text:style-name="T14">(</text:span><text:span text:style-name="T13">LED_BUILTIN</text:span><text:span text:style-name="T12">,</text:span><text:span text:style-name="T14"> </text:span><text:span text:style-name="T13">LOW</text:span><text:span text:style-name="T14">);    </text:span><text:span text:style-name="T12">// turn the LED off by making the voltage LOW</text:span></text:p>
            <text:p text:style-name="P23"><text:span text:style-name="T14"><text:s/> </text:span><text:span text:style-name="T16">delay</text:span><text:span text:style-name="T14">(1000);                       </text:span><text:span text:style-name="T12">// wait for a second</text:span></text:p>
            <text:p text:style-name="P23"><text:span text:style-name="T14">}</text:span></text:p>
          </draw:text-box>
        </draw:frame>
        <draw:frame draw:style-name="gr70" draw:text-style-name="P14" draw:layer="layout" svg:width="2.106cm" svg:height="0.755cm" svg:x="1.6cm" svg:y="4.345cm">
          <draw:text-box>
            <text:p><text:span text:style-name="T8">Funktion</text:span></text:p>
          </draw:text-box>
        </draw:frame>
        <draw:frame draw:style-name="gr71" draw:text-style-name="P14" draw:layer="layout" svg:width="2.657cm" svg:height="0.755cm" svg:x="1.6cm" svg:y="7cm">
          <draw:text-box>
            <text:p><text:span text:style-name="T8">Kommentar</text:span></text:p>
          </draw:text-box>
        </draw:frame>
        <draw:frame draw:style-name="gr72" draw:text-style-name="P14" draw:layer="layout" svg:width="3.857cm" svg:height="1.259cm" svg:x="1.6cm" svg:y="11.5cm">
          <draw:text-box>
            <text:p><text:span text:style-name="T17">{ }</text:span><text:span text:style-name="T8"> fasst Befehle zu Block zusammen</text:span></text:p>
          </draw:text-box>
        </draw:frame>
        <draw:frame draw:style-name="gr73" draw:text-style-name="P14" draw:layer="layout" svg:width="4.007cm" svg:height="0.755cm" svg:x="6.9cm" svg:y="11.804cm">
          <draw:text-box>
            <text:p><text:span text:style-name="T17">;</text:span><text:span text:style-name="T8"> schliesst Befehl ab</text:span></text:p>
          </draw:text-box>
        </draw:frame>
        <draw:line draw:style-name="gr74" draw:text-style-name="P1" draw:layer="layout" svg:x1="3.706cm" svg:y1="4.748cm" svg:x2="5.162cm" svg:y2="4.748cm">
          <text:p/>
        </draw:line>
        <draw:line draw:style-name="gr74" draw:text-style-name="P1" draw:layer="layout" svg:x1="4.257cm" svg:y1="7.4cm" svg:x2="5.162cm" svg:y2="7.4cm">
          <text:p/>
        </draw:line>
        <draw:line draw:style-name="gr74" draw:text-style-name="P1" draw:layer="layout" svg:x1="4.2cm" svg:y1="11.5cm" svg:x2="5.2cm" svg:y2="10.7cm">
          <text:p/>
        </draw:line>
        <draw:line draw:style-name="gr74" draw:text-style-name="P1" draw:layer="layout" svg:x1="8.8cm" svg:y1="11.8cm" svg:x2="8.8cm" svg:y2="10.5cm">
          <text:p/>
        </draw:line>
        <draw:frame draw:style-name="gr72" draw:text-style-name="P14" draw:layer="layout" svg:width="2.428cm" svg:height="1.259cm" svg:x="1.6cm" svg:y="8.845cm">
          <draw:text-box>
            <text:p><text:span text:style-name="T8">Funktions-</text:span></text:p>
            <text:p><text:span text:style-name="T8">aufruf</text:span></text:p>
          </draw:text-box>
        </draw:frame>
        <draw:line draw:style-name="gr74" draw:text-style-name="P1" draw:layer="layout" svg:x1="4.028cm" svg:y1="9.5cm" svg:x2="5.6cm" svg:y2="9.5cm">
          <text:p/>
        </draw:line>
        <draw:frame draw:style-name="gr41" draw:text-style-name="P14" draw:layer="layout" svg:width="3.669cm" svg:height="0.755cm" svg:x="23.169cm" svg:y="12.365cm">
          <draw:text-box>
            <text:p><text:span text:style-name="T8">Projektbuch S. 36</text:span></text:p>
          </draw:text-box>
        </draw:frame>
        <draw:frame draw:style-name="gr75" draw:text-style-name="P25" draw:layer="layout" svg:width="10.67cm" svg:height="1.01cm" svg:x="11.93cm" svg:y="12.11cm">
          <draw:text-box>
            <text:p>https://www.arduino.cc/en/Reference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8000001CB40A36DAD8515EA4A.png" xlink:type="simple" xlink:show="embed" xlink:actuate="onLoad"/>
          <svg:title>layer 21</svg:title>
        </draw:frame>
        <draw:frame draw:style-name="gr76" draw:text-style-name="P26" draw:layer="layout" svg:width="9.4cm" svg:height="9.244cm" svg:x="16.4cm" svg:y="3.253cm">
          <draw:text-box>
            <text:p text:style-name="P23"><text:span text:style-name="T18">void</text:span><text:span text:style-name="T19"> </text:span><text:span text:style-name="T20">setup</text:span><text:span text:style-name="T19">() {</text:span></text:p>
            <text:p text:style-name="P23"><text:span text:style-name="T19"><text:s/> </text:span><text:span text:style-name="T21">pinMode</text:span><text:span text:style-name="T22">(2</text:span><text:span text:style-name="T23">,</text:span><text:span text:style-name="T22"> </text:span><text:span text:style-name="T24">INPUT</text:span><text:span text:style-name="T22">);</text:span></text:p>
            <text:p text:style-name="P23"><text:span text:style-name="T19"><text:s/> </text:span><text:span text:style-name="T25">pinMode</text:span><text:span text:style-name="T19">(13</text:span><text:span text:style-name="T26">,</text:span><text:span text:style-name="T19"> </text:span><text:span text:style-name="T18">OUTPUT</text:span><text:span text:style-name="T19">);</text:span></text:p>
            <text:p text:style-name="P23"><text:span text:style-name="T19">}</text:span></text:p>
            <text:p text:style-name="P23"><text:span text:style-name="T19"/></text:p>
            <text:p text:style-name="P23"><text:span text:style-name="T18">void</text:span><text:span text:style-name="T19"> </text:span><text:span text:style-name="T20">loop</text:span><text:span text:style-name="T19">() {</text:span></text:p>
            <text:p text:style-name="P23"><text:span text:style-name="T19"><text:s/> </text:span><text:span text:style-name="T18">int</text:span><text:span text:style-name="T19"> switchState </text:span><text:span text:style-name="T26">=</text:span><text:span text:style-name="T19"> </text:span><text:span text:style-name="T21">digitalRead</text:span><text:span text:style-name="T22">(2);</text:span></text:p>
            <text:p text:style-name="P23"><text:span text:style-name="T19"><text:s/> </text:span><text:span text:style-name="T20">if</text:span><text:span text:style-name="T19"> (switchState </text:span><text:span text:style-name="T26">==</text:span><text:span text:style-name="T19"> </text:span><text:span text:style-name="T18">HIGH</text:span><text:span text:style-name="T19">) {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HIGH</text:span><text:span text:style-name="T19">);</text:span></text:p>
            <text:p text:style-name="P23"><text:span text:style-name="T19"><text:s/>   </text:span><text:span text:style-name="T25">delay</text:span><text:span text:style-name="T19">(200);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3"><text:span text:style-name="T19"><text:s/>   </text:span><text:span text:style-name="T25">delay</text:span><text:span text:style-name="T19">(200);</text:span></text:p>
            <text:p text:style-name="P23"><text:span text:style-name="T19"><text:s/> </text:span><text:span text:style-name="T19">}</text:span></text:p>
            <text:p text:style-name="P23"><text:span text:style-name="T19"><text:s/> </text:span><text:span text:style-name="T20">else</text:span><text:span text:style-name="T19"> {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3"><text:span text:style-name="T19"><text:s/> </text:span><text:span text:style-name="T19">}</text:span></text:p>
            <text:p text:style-name="P23"><text:span text:style-name="T19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7" draw:text-style-name="P9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8" draw:text-style-name="P13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3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8000001CB40A36DAD8515EA4A.png" xlink:type="simple" xlink:show="embed" xlink:actuate="onLoad"/>
          <svg:title>layer 21</svg:title>
        </draw:frame>
        <draw:g>
          <draw:custom-shape draw:style-name="gr42" draw:text-style-name="P9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9" draw:layer="layout" svg:x1="20cm" svg:y1="9.2cm" svg:x2="20cm" svg:y2="10cm">
            <text:p/>
          </draw:line>
          <draw:line draw:style-name="gr18" draw:text-style-name="P9" draw:layer="layout" svg:x1="19.8cm" svg:y1="9.995cm" svg:x2="20.2cm" svg:y2="9.995cm">
            <text:p/>
          </draw:line>
          <draw:frame draw:style-name="gr43" draw:text-style-name="P14" draw:layer="layout" svg:width="1.963cm" svg:height="0.755cm" draw:transform="rotate (-1.5707963267949) translate (17.9cm 6.037cm)">
            <draw:text-box>
              <text:p><text:span text:style-name="T8">Arduino</text:span></text:p>
            </draw:text-box>
          </draw:frame>
          <draw:frame draw:style-name="gr79" draw:text-style-name="P28" draw:layer="layout" svg:width="1.315cm" svg:height="0.755cm" svg:x="17.785cm" svg:y="6.6cm">
            <draw:text-box>
              <text:p text:style-name="P27"><text:span text:style-name="T8">D2</text:span></text:p>
            </draw:text-box>
          </draw:frame>
          <draw:frame draw:style-name="gr80" draw:text-style-name="P14" draw:layer="layout" svg:width="3.673cm" svg:height="2.771cm" svg:x="21cm" svg:y="7.245cm">
            <draw:text-box>
              <text:p><text:span text:style-name="T8">Pull-Down-</text:span></text:p>
              <text:p><text:span text:style-name="T8">Widerstand</text:span></text:p>
              <text:p><text:span text:style-name="T8">10 kΩ</text:span></text:p>
              <text:p><text:span text:style-name="T8">braun schwarz</text:span></text:p>
              <text:p><text:span text:style-name="T8">orange gold</text:span></text:p>
            </draw:text-box>
          </draw:frame>
          <draw:frame draw:style-name="gr48" draw:text-style-name="P14" draw:layer="layout" svg:width="1.463cm" svg:height="0.755cm" svg:x="19.3cm" svg:y="9.995cm">
            <draw:text-box>
              <text:p><text:span text:style-name="T8">GND</text:span></text:p>
            </draw:text-box>
          </draw:frame>
          <draw:custom-shape draw:style-name="gr50" draw:text-style-name="P9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1" draw:text-style-name="P9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2" draw:text-style-name="P29" draw:layer="layout" svg:width="1.264cm" svg:height="0.755cm" svg:x="19.336cm" svg:y="3.045cm">
            <draw:text-box>
              <text:p text:style-name="P9"><text:span text:style-name="T8">+5V</text:span></text:p>
            </draw:text-box>
          </draw:frame>
          <draw:line draw:style-name="gr83" draw:text-style-name="P1" draw:layer="layout" svg:x1="20.2cm" svg:y1="5.6cm" svg:x2="20.8cm" svg:y2="5.6cm">
            <text:p/>
          </draw:line>
          <draw:line draw:style-name="gr84" draw:text-style-name="P1" draw:layer="layout" svg:x1="20.8cm" svg:y1="5.4cm" svg:x2="20.8cm" svg:y2="5.8cm">
            <text:p/>
          </draw:line>
          <draw:custom-shape draw:style-name="gr78" draw:text-style-name="P13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5" draw:text-style-name="P31" draw:layer="layout" svg:width="11.7cm" svg:height="1.599cm" svg:x="15.5cm" svg:y="11.591cm">
          <draw:text-box>
            <text:p text:style-name="P30"><text:span text:style-name="T2">Input-Pin darf nicht unverbunden sein, sonst liest er undefinierte Werte.</text:span><text:span text:style-name="T2"><text:tab/></text:span><text:span text:style-name="T27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7" draw:text-style-name="P9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8" draw:text-style-name="P13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3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6" draw:text-style-name="P26" draw:layer="layout" svg:width="9.4cm" svg:height="9.244cm" svg:x="16.4cm" svg:y="3.253cm">
          <draw:text-box>
            <text:p text:style-name="P23"><text:span text:style-name="T18">void</text:span><text:span text:style-name="T19"> </text:span><text:span text:style-name="T20">setup</text:span><text:span text:style-name="T19">() {</text:span></text:p>
            <text:p text:style-name="P23"><text:span text:style-name="T19"><text:s/> </text:span><text:span text:style-name="T21">pinMode</text:span><text:span text:style-name="T22">(2</text:span><text:span text:style-name="T23">,</text:span><text:span text:style-name="T22"> </text:span><text:span text:style-name="T24">INPUT</text:span><text:span text:style-name="T22">);</text:span></text:p>
            <text:p text:style-name="P23"><text:span text:style-name="T19"><text:s/> </text:span><text:span text:style-name="T25">pinMode</text:span><text:span text:style-name="T19">(13</text:span><text:span text:style-name="T26">,</text:span><text:span text:style-name="T19"> </text:span><text:span text:style-name="T18">OUTPUT</text:span><text:span text:style-name="T19">);</text:span></text:p>
            <text:p text:style-name="P23"><text:span text:style-name="T19">}</text:span></text:p>
            <text:p text:style-name="P23"><text:span text:style-name="T19"/></text:p>
            <text:p text:style-name="P23"><text:span text:style-name="T18">void</text:span><text:span text:style-name="T19"> </text:span><text:span text:style-name="T20">loop</text:span><text:span text:style-name="T19">() {</text:span></text:p>
            <text:p text:style-name="P23"><text:span text:style-name="T19"><text:s/> </text:span><text:span text:style-name="T18">int</text:span><text:span text:style-name="T19"> switchState </text:span><text:span text:style-name="T26">=</text:span><text:span text:style-name="T19"> </text:span><text:span text:style-name="T21">digitalRead</text:span><text:span text:style-name="T22">(2);</text:span></text:p>
            <text:p text:style-name="P23"><text:span text:style-name="T19"><text:s/> </text:span><text:span text:style-name="T20">if</text:span><text:span text:style-name="T19"> (switchState </text:span><text:span text:style-name="T26">==</text:span><text:span text:style-name="T19"> </text:span><text:span text:style-name="T18">HIGH</text:span><text:span text:style-name="T19">) {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HIGH</text:span><text:span text:style-name="T19">);</text:span></text:p>
            <text:p text:style-name="P23"><text:span text:style-name="T19"><text:s/>   </text:span><text:span text:style-name="T25">delay</text:span><text:span text:style-name="T19">(200);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3"><text:span text:style-name="T19"><text:s/>   </text:span><text:span text:style-name="T25">delay</text:span><text:span text:style-name="T19">(200);</text:span></text:p>
            <text:p text:style-name="P23"><text:span text:style-name="T19"><text:s/> </text:span><text:span text:style-name="T19">}</text:span></text:p>
            <text:p text:style-name="P23"><text:span text:style-name="T19"><text:s/> </text:span><text:span text:style-name="T20">else</text:span><text:span text:style-name="T19"> {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3"><text:span text:style-name="T19"><text:s/> </text:span><text:span text:style-name="T19">}</text:span></text:p>
            <text:p text:style-name="P23"><text:span text:style-name="T19">}</text:span></text:p>
          </draw:text-box>
        </draw:frame>
        <draw:line draw:style-name="gr74" draw:text-style-name="P1" draw:layer="layout" svg:x1="15.4cm" svg:y1="6.9cm" svg:x2="17cm" svg:y2="6.9cm">
          <text:p/>
        </draw:line>
        <draw:frame draw:style-name="gr86" draw:text-style-name="P28" draw:layer="layout" svg:width="6.8cm" svg:height="0.755cm" svg:x="8.4cm" svg:y="11.8cm">
          <draw:text-box>
            <text:p text:style-name="P27"><text:span text:style-name="T8">Gross-/Kleinschreibung beachten</text:span></text:p>
          </draw:text-box>
        </draw:frame>
        <draw:frame draw:style-name="gr87" draw:text-style-name="P28" draw:layer="layout" svg:width="9.2cm" svg:height="2.342cm" svg:x="6cm" svg:y="5.7cm">
          <draw:text-box>
            <text:p text:style-name="P27"><text:span text:style-name="T8">Variable</text:span></text:p>
            <text:p text:style-name="P27"><text:span text:style-name="T8">Datentyp: </text:span><text:span text:style-name="T28">int</text:span><text:span text:style-name="T8"> = Ganzzahl</text:span></text:p>
            <text:p text:style-name="P27"><text:span text:style-name="T8">gültig innerhalb des nächstäusseren </text:span><text:span text:style-name="T28">{}</text:span><text:span text:style-name="T8">-Blocks</text:span></text:p>
            <text:p text:style-name="P27"><text:span text:style-name="T28">=</text:span><text:span text:style-name="T8">: Zuweisung</text:span></text:p>
          </draw:text-box>
        </draw:frame>
        <draw:frame draw:style-name="gr88" draw:text-style-name="P28" draw:layer="layout" svg:width="6.8cm" svg:height="1.788cm" svg:x="8.4cm" svg:y="8.341cm">
          <draw:text-box>
            <text:p text:style-name="P27"><text:span text:style-name="T8">Entscheidung</text:span></text:p>
            <text:p text:style-name="P27"><text:span text:style-name="T8">wenn/dann/sonst</text:span></text:p>
            <text:p text:style-name="P27"><text:span text:style-name="T28">==</text:span><text:span text:style-name="T8">: Vergleich</text:span></text:p>
          </draw:text-box>
        </draw:frame>
        <draw:line draw:style-name="gr74" draw:text-style-name="P1" draw:layer="layout" svg:x1="15.4cm" svg:y1="8.8cm" svg:x2="17cm" svg:y2="7.4cm">
          <text:p/>
        </draw:line>
        <draw:line draw:style-name="gr74" draw:text-style-name="P1" draw:layer="layout" svg:x1="15.4cm" svg:y1="9.2cm" svg:x2="17cm" svg:y2="10.4cm">
          <text:p/>
        </draw:line>
        <draw:frame draw:style-name="gr89" draw:text-style-name="P14" draw:layer="layout" svg:width="4.388cm" svg:height="0.755cm" svg:x="2.931cm" svg:y="12.4cm">
          <draw:text-box>
            <text:p><text:span text:style-name="T8">Projektbuch S. 36–3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FD000001FD118078EE6C7D853C.png" xlink:type="simple" xlink:show="embed" xlink:actuate="onLoad"/>
        </draw:frame>
        <draw:frame draw:style-name="gr90" draw:text-style-name="P10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29">analogWrite(</text:span><text:span text:style-name="T30">pin</text:span><text:span text:style-name="T29">, </text:span><text:span text:style-name="T30">duty</text:span><text:span text:style-name="T29">)</text:span> nimmt Wert zwischen 0 (immer aus) und 255 (immer ein), 128 = 50%</text:p>
            <text:p/>
            <text:p><text:span text:style-name="T27">Projektbuch S. 5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2.112cm" svg:height="9.008cm" svg:x="2cm" svg:y="3.36cm">
          <draw:image xlink:href="Pictures/10060FFE00002F51000023313E128EEDEE64F8B2.svg" xlink:type="simple" xlink:show="embed" xlink:actuate="onLoad">
            <text:p/>
          </draw:image>
          <draw:image xlink:href="Pictures/1000020100000267000001CA580F7E18AF657FB2.png" xlink:type="simple" xlink:show="embed" xlink:actuate="onLoad"/>
          <svg:title>layer 21</svg:title>
        </draw:frame>
        <draw:frame draw:style-name="gr76" draw:text-style-name="P32" draw:layer="layout" svg:width="9.4cm" svg:height="9.244cm" svg:x="16.4cm" svg:y="3.253cm">
          <draw:text-box>
            <text:p text:style-name="P23"><text:span text:style-name="T31">void</text:span><text:span text:style-name="T32"> </text:span><text:span text:style-name="T33">setup</text:span><text:span text:style-name="T32">() {</text:span></text:p>
            <text:p text:style-name="P23"><text:span text:style-name="T32"><text:s/> </text:span><text:span text:style-name="T34">pinMode</text:span><text:span text:style-name="T32">(3</text:span><text:span text:style-name="T35">,</text:span><text:span text:style-name="T32"> </text:span><text:span text:style-name="T31">OUTPUT</text:span><text:span text:style-name="T32">);</text:span></text:p>
            <text:p text:style-name="P23"><text:span text:style-name="T32">}</text:span></text:p>
            <text:p text:style-name="P23"><text:span text:style-name="T32"/></text:p>
            <text:p text:style-name="P23"><text:span text:style-name="T31">void</text:span><text:span text:style-name="T32"> </text:span><text:span text:style-name="T33">loop</text:span><text:span text:style-name="T32">() {</text:span></text:p>
            <text:p text:style-name="P23"><text:span text:style-name="T32"><text:s/> </text:span><text:span text:style-name="T31">int</text:span><text:span text:style-name="T32"> brightness </text:span><text:span text:style-name="T35">=</text:span><text:span text:style-name="T32"> 0;</text:span></text:p>
            <text:p text:style-name="P23"><text:span text:style-name="T32"><text:s/> </text:span><text:span text:style-name="T33">while</text:span><text:span text:style-name="T32"> (brightness </text:span><text:span text:style-name="T35">&lt;</text:span><text:span text:style-name="T32"> 255) {</text:span></text:p>
            <text:p text:style-name="P23"><text:span text:style-name="T32"><text:s/>   </text:span><text:span text:style-name="T32">brightness </text:span><text:span text:style-name="T35">+=</text:span><text:span text:style-name="T32"> 51;</text:span></text:p>
            <text:p text:style-name="P23"><text:span text:style-name="T32"><text:s/>   </text:span><text:span text:style-name="T34">analogWrite</text:span><text:span text:style-name="T32">(3</text:span><text:span text:style-name="T35">,</text:span><text:span text:style-name="T32"> brightness);</text:span></text:p>
            <text:p text:style-name="P23"><text:span text:style-name="T32"><text:s/>   </text:span><text:span text:style-name="T34">delay</text:span><text:span text:style-name="T32">(200);</text:span></text:p>
            <text:p text:style-name="P23"><text:span text:style-name="T32"><text:s/> </text:span><text:span text:style-name="T32">}</text:span></text:p>
            <text:p text:style-name="P23"><text:span text:style-name="T32"><text:s/> </text:span><text:span text:style-name="T33">while</text:span><text:span text:style-name="T32"> (brightness </text:span><text:span text:style-name="T35">&gt;</text:span><text:span text:style-name="T32"> 0) {</text:span></text:p>
            <text:p text:style-name="P23"><text:span text:style-name="T32"><text:s/>   </text:span><text:span text:style-name="T32">brightness </text:span><text:span text:style-name="T35">-=</text:span><text:span text:style-name="T32"> 51;</text:span></text:p>
            <text:p text:style-name="P23"><text:span text:style-name="T32"><text:s/>   </text:span><text:span text:style-name="T34">analogWrite</text:span><text:span text:style-name="T32">(3</text:span><text:span text:style-name="T35">,</text:span><text:span text:style-name="T32"> brightness);</text:span></text:p>
            <text:p text:style-name="P23"><text:span text:style-name="T32"><text:s/>   </text:span><text:span text:style-name="T34">delay</text:span><text:span text:style-name="T32">(200);</text:span></text:p>
            <text:p text:style-name="P23"><text:span text:style-name="T32"><text:s/> </text:span><text:span text:style-name="T32">}</text:span></text:p>
            <text:p text:style-name="P23"><text:span text:style-name="T32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997cm" svg:height="9.035cm" svg:x="2.115cm" svg:y="3.333cm">
          <draw:image xlink:href="Pictures/1006AA4A00002EDE0000234C6C9852A68CA4BC31.svg" xlink:type="simple" xlink:show="embed" xlink:actuate="onLoad">
            <text:p/>
          </draw:image>
          <draw:image xlink:href="Pictures/1000020100000261000001CBB5125A0C7AE4C79E.png" xlink:type="simple" xlink:show="embed" xlink:actuate="onLoad"/>
          <svg:title>layer 21</svg:title>
        </draw:frame>
        <draw:frame presentation:style-name="pr4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1" draw:text-style-name="P33" draw:layer="layout" svg:width="9.4cm" svg:height="8.186cm" svg:x="16.4cm" svg:y="3.253cm">
          <draw:text-box>
            <text:p text:style-name="P23"><text:span text:style-name="T36">void</text:span><text:span text:style-name="T37"> </text:span><text:span text:style-name="T38">setup</text:span><text:span text:style-name="T37">() {</text:span></text:p>
            <text:p text:style-name="P23"><text:span text:style-name="T37"><text:s/> </text:span><text:span text:style-name="T39">pinMode</text:span><text:span text:style-name="T37">(A0</text:span><text:span text:style-name="T40">,</text:span><text:span text:style-name="T37"> </text:span><text:span text:style-name="T36">INPUT</text:span><text:span text:style-name="T37">);</text:span></text:p>
            <text:p text:style-name="P23"><text:span text:style-name="T37"><text:s/> </text:span><text:span text:style-name="T39">pinMode</text:span><text:span text:style-name="T37">(4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5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6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7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}</text:span></text:p>
            <text:p text:style-name="P23"><text:span text:style-name="T37"/></text:p>
            <text:p text:style-name="P23"><text:span text:style-name="T36">void</text:span><text:span text:style-name="T37"> </text:span><text:span text:style-name="T38">loop</text:span><text:span text:style-name="T37">() {</text:span></text:p>
            <text:p text:style-name="P23"><text:span text:style-name="T37"><text:s/> </text:span><text:span text:style-name="T36">int</text:span><text:span text:style-name="T37"> value </text:span><text:span text:style-name="T40">=</text:span><text:span text:style-name="T37"> </text:span><text:span text:style-name="T41">analogRead</text:span><text:span text:style-name="T42">(A0);</text:span></text:p>
            <text:p text:style-name="P23"><text:span text:style-name="T37"><text:s/> </text:span><text:span text:style-name="T39">digitalWrite</text:span><text:span text:style-name="T37">(4</text:span><text:span text:style-name="T40">,</text:span><text:span text:style-name="T37"> value </text:span><text:span text:style-name="T40">&gt;</text:span><text:span text:style-name="T37"> 200);</text:span></text:p>
            <text:p text:style-name="P23"><text:span text:style-name="T37"><text:s/> </text:span><text:span text:style-name="T39">digitalWrite</text:span><text:span text:style-name="T37">(5</text:span><text:span text:style-name="T40">,</text:span><text:span text:style-name="T37"> value </text:span><text:span text:style-name="T40">&gt;</text:span><text:span text:style-name="T37"> 400);</text:span></text:p>
            <text:p text:style-name="P23"><text:span text:style-name="T37"><text:s/> </text:span><text:span text:style-name="T39">digitalWrite</text:span><text:span text:style-name="T37">(6</text:span><text:span text:style-name="T40">,</text:span><text:span text:style-name="T37"> value </text:span><text:span text:style-name="T40">&gt;</text:span><text:span text:style-name="T37"> 600);</text:span></text:p>
            <text:p text:style-name="P23"><text:span text:style-name="T37"><text:s/> </text:span><text:span text:style-name="T39">digitalWrite</text:span><text:span text:style-name="T37">(7</text:span><text:span text:style-name="T40">,</text:span><text:span text:style-name="T37"> value </text:span><text:span text:style-name="T40">&gt;</text:span><text:span text:style-name="T37"> 800);</text:span></text:p>
            <text:p text:style-name="P23"><text:span text:style-name="T37">}</text:span></text:p>
          </draw:text-box>
        </draw:frame>
        <draw:frame draw:style-name="gr92" draw:text-style-name="P35" draw:layer="layout" svg:width="6.569cm" svg:height="1.805cm" svg:x="17.816cm" svg:y="11.995cm">
          <draw:text-box>
            <text:p text:style-name="P34"><text:span text:style-name="T43">value</text:span> =<text:tab/>0<text:tab/>…<text:tab/>1023</text:p>
            <text:p text:style-name="P34"><text:tab/>0 V<text:tab/><text:tab/>5 V</text:p>
          </draw:text-box>
        </draw:frame>
        <draw:g>
          <draw:custom-shape draw:style-name="gr42" draw:text-style-name="P9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3" draw:text-style-name="P1" draw:layer="layout" svg:x1="6.4cm" svg:y1="12.6cm" svg:x2="7.2cm" svg:y2="12.6cm">
            <text:p/>
          </draw:line>
        </draw:g>
        <draw:frame draw:style-name="gr94" draw:text-style-name="P10" draw:layer="layout" svg:width="4.46cm" svg:height="1.009cm" svg:x="1.6cm" svg:y="12cm">
          <draw:text-box>
            <text:p>Potentiometer</text:p>
          </draw:text-box>
        </draw:frame>
        <draw:frame draw:style-name="gr95" draw:text-style-name="P14" draw:layer="layout" svg:width="4.325cm" svg:height="0.755cm" svg:x="11.875cm" svg:y="13.045cm">
          <draw:text-box>
            <text:p><text:span text:style-name="T8">Projektbuch S. 43, 6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18" draw:layer="layout" svg:width="16.799cm" svg:height="13.364cm" svg:x="2.1cm" svg:y="14.107cm" presentation:class="notes" presentation:user-transformed="true">
            <draw:text-box>
              <text:p><text:span text:style-name="T8">Analoge Sensoren messen kontinuierliche Werte und setzen sie in kontinuierliche Spannung, z.B. zwischen 0 V und 5 V um.</text:span></text:p>
              <text:p><text:span text:style-name="T8">Mikrocontroller hat ADCs um damit umzugehen.</text:span></text:p>
              <text:p><text:span text:style-name="T8">Potentiometer als analoger Sensor: verstellbarer Widerstand, so aufgebaut, wie sein Schaltsymbol zeigt</text:span>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96" draw:text-style-name="P33" draw:layer="layout" svg:width="9.4cm" svg:height="10.302cm" svg:x="2.9cm" svg:y="3.2cm">
          <draw:text-box>
            <text:p text:style-name="P23"><text:span text:style-name="T36">void</text:span><text:span text:style-name="T37"> </text:span><text:span text:style-name="T38">setup</text:span><text:span text:style-name="T37">() {</text:span></text:p>
            <text:p text:style-name="P23"><text:span text:style-name="T37"><text:s/> </text:span><text:span text:style-name="T39">pinMode</text:span><text:span text:style-name="T37">(A0</text:span><text:span text:style-name="T40">,</text:span><text:span text:style-name="T37"> </text:span><text:span text:style-name="T36">INPUT</text:span><text:span text:style-name="T37">);</text:span></text:p>
            <text:p text:style-name="P23"><text:span text:style-name="T37"><text:s/> </text:span><text:span text:style-name="T39">pinMode</text:span><text:span text:style-name="T37">(4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5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6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7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44">Serial</text:span><text:span text:style-name="T45">.</text:span><text:span text:style-name="T41">begin</text:span><text:span text:style-name="T42">(9600);</text:span></text:p>
            <text:p text:style-name="P23"><text:span text:style-name="T37">}</text:span></text:p>
            <text:p text:style-name="P23"><text:span text:style-name="T37"/></text:p>
            <text:p text:style-name="P23"><text:span text:style-name="T36">void</text:span><text:span text:style-name="T37"> </text:span><text:span text:style-name="T38">loop</text:span><text:span text:style-name="T37">() {</text:span></text:p>
            <text:p text:style-name="P23"><text:span text:style-name="T37"><text:s/> </text:span><text:span text:style-name="T36">int</text:span><text:span text:style-name="T37"> value </text:span><text:span text:style-name="T40">=</text:span><text:span text:style-name="T37"> </text:span><text:span text:style-name="T39">analogRead</text:span><text:span text:style-name="T37">(A0);</text:span></text:p>
            <text:p text:style-name="P23"><text:span text:style-name="T37"><text:s/> </text:span><text:span text:style-name="T44">Serial</text:span><text:span text:style-name="T45">.</text:span><text:span text:style-name="T41">print</text:span><text:span text:style-name="T42">(</text:span><text:span text:style-name="T46">"value: "</text:span><text:span text:style-name="T42">);</text:span></text:p>
            <text:p text:style-name="P23"><text:span text:style-name="T37"><text:s/> </text:span><text:span text:style-name="T44">Serial</text:span><text:span text:style-name="T45">.</text:span><text:span text:style-name="T41">println</text:span><text:span text:style-name="T42">(value);</text:span></text:p>
            <text:p text:style-name="P23"><text:span text:style-name="T37"><text:s/> </text:span><text:span text:style-name="T39">digitalWrite</text:span><text:span text:style-name="T37">(4</text:span><text:span text:style-name="T40">,</text:span><text:span text:style-name="T37"> value </text:span><text:span text:style-name="T40">&gt;</text:span><text:span text:style-name="T37"> 200);</text:span></text:p>
            <text:p text:style-name="P23"><text:span text:style-name="T37"><text:s/> </text:span><text:span text:style-name="T39">digitalWrite</text:span><text:span text:style-name="T37">(5</text:span><text:span text:style-name="T40">,</text:span><text:span text:style-name="T37"> value </text:span><text:span text:style-name="T40">&gt;</text:span><text:span text:style-name="T37"> 400);</text:span></text:p>
            <text:p text:style-name="P23"><text:span text:style-name="T37"><text:s/> </text:span><text:span text:style-name="T39">digitalWrite</text:span><text:span text:style-name="T37">(6</text:span><text:span text:style-name="T40">,</text:span><text:span text:style-name="T37"> value </text:span><text:span text:style-name="T40">&gt;</text:span><text:span text:style-name="T37"> 600);</text:span></text:p>
            <text:p text:style-name="P23"><text:span text:style-name="T37"><text:s/> </text:span><text:span text:style-name="T39">digitalWrite</text:span><text:span text:style-name="T37">(7</text:span><text:span text:style-name="T40">,</text:span><text:span text:style-name="T37"> value </text:span><text:span text:style-name="T40">&gt;</text:span><text:span text:style-name="T37"> 800);</text:span></text:p>
            <text:p text:style-name="P23"><text:span text:style-name="T37"><text:s/> </text:span><text:span text:style-name="T41">delay</text:span><text:span text:style-name="T42">(200);</text:span></text:p>
            <text:p text:style-name="P23"><text:span text:style-name="T37">}</text:span></text:p>
          </draw:text-box>
        </draw:frame>
        <draw:g>
          <draw:frame draw:style-name="gr1" draw:text-style-name="P1" draw:layer="layout" svg:width="11.865cm" svg:height="12.385cm" svg:x="14.535cm" svg:y="2.6cm">
            <draw:image xlink:href="Pictures/10000201000001DF000001F4AC60DAB83530FE6D.png" xlink:type="simple" xlink:show="embed" xlink:actuate="onLoad">
              <text:p/>
            </draw:image>
          </draw:frame>
          <draw:custom-shape draw:style-name="gr97" draw:text-style-name="P9" draw:layer="layout" svg:width="1.6cm" svg:height="1.6cm" svg:x="15.5cm" svg:y="3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98" draw:text-style-name="P1" draw:layer="layout" svg:width="0.799cm" svg:height="0.999cm" svg:x="17.4cm" svg:y="4.185cm" svg:viewBox="0 0 800 1000" draw:points="0,0 800,0 800,1000">
            <text:p/>
          </draw:polyline>
          <draw:custom-shape draw:style-name="gr99" draw:text-style-name="P9" draw:layer="layout" svg:width="2.3cm" svg:height="1.2cm" svg:x="21.8cm" svg:y="12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14" draw:layer="layout" svg:width="3.669cm" svg:height="0.755cm" svg:x="21.431cm" svg:y="3.2cm">
          <draw:text-box>
            <text:p><text:span text:style-name="T8">Projektbuch S. 4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öne erzeugen</text:p>
          </draw:text-box>
        </draw:frame>
        <draw:frame draw:style-name="gr69" draw:text-style-name="P32" draw:layer="layout" svg:width="9.4cm" svg:height="7.128cm" svg:x="16.4cm" svg:y="3.253cm">
          <draw:text-box>
            <text:p text:style-name="P23"><text:span text:style-name="T31">void</text:span><text:span text:style-name="T32"> </text:span><text:span text:style-name="T33">setup</text:span><text:span text:style-name="T32">() {</text:span></text:p>
            <text:p text:style-name="P23"><text:span text:style-name="T32">}</text:span></text:p>
            <text:p text:style-name="P23"><text:span text:style-name="T32"/></text:p>
            <text:p text:style-name="P23"><text:span text:style-name="T31">void</text:span><text:span text:style-name="T32"> </text:span><text:span text:style-name="T33">loop</text:span><text:span text:style-name="T32">() {</text:span></text:p>
            <text:p text:style-name="P23"><text:span text:style-name="T32"><text:s/> </text:span><text:span text:style-name="T34">tone</text:span><text:span text:style-name="T32">(8</text:span><text:span text:style-name="T35">,</text:span><text:span text:style-name="T32"> 440</text:span><text:span text:style-name="T35">,</text:span><text:span text:style-name="T32"> 200);</text:span></text:p>
            <text:p text:style-name="P23"><text:span text:style-name="T32"><text:s/> </text:span><text:span text:style-name="T34">delay</text:span><text:span text:style-name="T32">(200);</text:span></text:p>
            <text:p text:style-name="P23"><text:span text:style-name="T32"><text:s/> </text:span><text:span text:style-name="T34">tone</text:span><text:span text:style-name="T32">(8</text:span><text:span text:style-name="T35">,</text:span><text:span text:style-name="T32"> 550</text:span><text:span text:style-name="T35">,</text:span><text:span text:style-name="T32"> 100);</text:span></text:p>
            <text:p text:style-name="P23"><text:span text:style-name="T32"><text:s/> </text:span><text:span text:style-name="T34">delay</text:span><text:span text:style-name="T32">(100);</text:span></text:p>
            <text:p text:style-name="P23"><text:span text:style-name="T32"><text:s/> </text:span><text:span text:style-name="T34">tone</text:span><text:span text:style-name="T32">(8</text:span><text:span text:style-name="T35">,</text:span><text:span text:style-name="T32"> 587</text:span><text:span text:style-name="T35">,</text:span><text:span text:style-name="T32"> 100);</text:span></text:p>
            <text:p text:style-name="P23"><text:span text:style-name="T32"><text:s/> </text:span><text:span text:style-name="T34">delay</text:span><text:span text:style-name="T32">(100);</text:span></text:p>
            <text:p text:style-name="P23"><text:span text:style-name="T32"><text:s/> </text:span><text:span text:style-name="T34">tone</text:span><text:span text:style-name="T32">(8</text:span><text:span text:style-name="T35">,</text:span><text:span text:style-name="T32"> 660</text:span><text:span text:style-name="T35">,</text:span><text:span text:style-name="T32"> 100);</text:span></text:p>
            <text:p text:style-name="P23"><text:span text:style-name="T32"><text:s/> </text:span><text:span text:style-name="T34">delay</text:span><text:span text:style-name="T32">(1600);</text:span></text:p>
            <text:p text:style-name="P23"><text:span text:style-name="T32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269000001CBC18AA697C6791E4C.png" xlink:type="simple" xlink:show="embed" xlink:actuate="onLoad"/>
          <svg:title>layer 21</svg:title>
        </draw:frame>
        <draw:frame draw:style-name="gr100" draw:text-style-name="P14" draw:layer="layout" svg:width="9.985cm" svg:height="2.381cm" svg:x="16.2cm" svg:y="11.134cm">
          <draw:text-box>
            <text:p><text:span text:style-name="T47">tone(</text:span><text:span text:style-name="T48">pin</text:span><text:span text:style-name="T47">, </text:span><text:span text:style-name="T48">frequency</text:span><text:span text:style-name="T47">, </text:span><text:span text:style-name="T48">[duration]</text:span><text:span text:style-name="T47">)</text:span></text:p>
            <text:p><text:span text:style-name="T8"/></text:p>
            <text:p><text:span text:style-name="T8">https://www.arduino.cc/en/Reference/Tone</text:span></text:p>
            <text:p><text:span text:style-name="T8">Projektbuch S. 71, 79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3" draw:text-style-name="P18" draw:layer="layout" svg:width="16.799cm" svg:height="13.364cm" svg:x="2.1cm" svg:y="14.107cm" presentation:class="notes" presentation:user-transformed="true">
            <draw:text-box>
              <text:p><text:span text:style-name="T8">Programm läuft nach Aufruf von tone() sofort weiter, es wird nicht auf das Ende des Tons gewartet – deshalb zusätzliches delay()</text:span></text:p>
              <text:p><text:span text:style-name="T8">Weitere Spezialitäten zu beachten: siehe Referenz</text:span></text:p>
            </draw:text-box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49">if</text:span> und <text:span text:style-name="T49">while</text:span> geht alles, manchmal ist <text:span text:style-name="T49">for</text:span>, <text:span text:style-name="T49">switch</text:span>, <text:span text:style-name="T49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49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0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101" draw:text-style-name="P36" draw:layer="layout" svg:width="25.199cm" svg:height="9.134cm" svg:x="1.4cm" svg:y="3.685cm">
          <draw:text-box>
            <text:p><text:span text:style-name="T27">Quellennachweis:</text:span></text:p>
            <text:p><text:span text:style-name="T27">Arduino-Uno-Foto von www.arduino.cc, CC BY-SA 3.0</text:span></text:p>
            <text:p><text:span text:style-name="T27">Felssturz-Illustration aus dem Arduino-Projektbuch, © Arduino Srl., CC BY-NC-SA 3.0</text:span></text:p>
            <text:p><text:span text:style-name="T27">Schaltungsskizzen erstellt mit Fritzing (http://fritzing.org), CC BY-SA 3.0</text:span></text:p>
            <text:p><text:span text:style-name="T27"/></text:p>
            <text:p><text:span text:style-name="T27">© 2017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668BBE86B5D5B4B9.png" xlink:type="simple" xlink:show="embed" xlink:actuate="onLoad"/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17-08-20T14:11:26.344359000</dc:date>
    <meta:editing-duration>P2DT17M10S</meta:editing-duration>
    <meta:editing-cycles>31</meta:editing-cycles>
    <meta:generator>LibreOffice/5.3.5.2$MacOSX_X86_64 LibreOffice_project/50d9bf2b0a79cdb85a3814b592608037a682059d</meta:generator>
    <meta:document-statistic meta:object-count="352"/>
  </office:meta>
</office:document-meta>
</file>